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000000" loext:opacity="100%" style:font-name="Liberation Mono" fo:font-weight="bold" officeooo:rsid="001b9a34" officeooo:paragraph-rsid="001b9a34" fo:background-color="transparent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fo:color="#000000" loext:opacity="100%" style:font-name="Liberation Mono" fo:font-size="12pt" fo:font-weight="normal" officeooo:rsid="001b9a34" officeooo:paragraph-rsid="001b9a34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color="#000000" loext:opacity="100%" style:font-name="Liberation Mono" fo:font-size="12pt" fo:font-style="normal" style:text-underline-style="none" fo:font-weight="normal" officeooo:rsid="001c338c" officeooo:paragraph-rsid="001c338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font-name="Liberation Mono" fo:font-size="12pt" fo:font-style="normal" style:text-underline-style="none" fo:font-weight="normal" officeooo:rsid="001c338c" officeooo:paragraph-rsid="001c338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style:font-name="Liberation Mono" fo:font-size="12pt" fo:font-style="normal" style:text-underline-style="none" fo:font-weight="bold" officeooo:rsid="001c338c" officeooo:paragraph-rsid="001c338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color="#000000" loext:opacity="100%" style:font-name="Liberation Mono" fo:font-size="14pt" fo:font-style="normal" style:text-underline-style="none" fo:font-weight="bold" officeooo:rsid="001a022c" officeooo:paragraph-rsid="001a022c" fo:background-color="transparent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fo:color="#000000" loext:opacity="100%" style:font-name="Liberation Mono" fo:font-size="14pt" fo:font-style="normal" style:text-underline-style="none" fo:font-weight="bold" officeooo:rsid="001b9a34" officeooo:paragraph-rsid="001b9a34" fo:background-color="transparent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color="#000000" loext:opacity="100%" style:font-name="Liberation Mono" fo:font-size="20pt" fo:font-style="normal" style:text-underline-style="none" fo:font-weight="bold" officeooo:rsid="001b9a34" officeooo:paragraph-rsid="001b9a34" fo:background-color="transparent" style:font-size-asian="17.5pt" style:font-style-asian="normal" style:font-weight-asian="bold" style:font-size-complex="20pt" style:font-style-complex="normal" style:font-weight-complex="bold"/>
    </style:style>
    <style:style style:name="P9" style:family="paragraph" style:parent-style-name="Text_20_body">
      <style:paragraph-properties fo:text-align="center" style:justify-single-word="false"/>
      <style:text-properties fo:color="#000000" loext:opacity="100%" style:font-name="Liberation Mono" fo:font-size="20pt" fo:font-style="normal" style:text-underline-style="none" fo:font-weight="bold" officeooo:rsid="001c338c" officeooo:paragraph-rsid="001c338c" fo:background-color="transparent" style:font-size-asian="17.5pt" style:font-style-asian="normal" style:font-weight-asian="bold" style:font-size-complex="20pt" style:font-style-complex="normal" style:font-weight-complex="bold"/>
    </style:style>
    <style:style style:name="P10" style:family="paragraph" style:parent-style-name="Text_20_body">
      <style:paragraph-properties fo:text-align="start" style:justify-single-word="false"/>
      <style:text-properties fo:color="#000000" loext:opacity="100%" style:font-name="Liberation Mono" fo:font-size="20pt" fo:font-style="normal" style:text-underline-style="none" fo:font-weight="normal" officeooo:rsid="001c338c" officeooo:paragraph-rsid="001c338c" fo:background-color="transparent" style:font-size-asian="17.5pt" style:font-style-asian="normal" style:font-weight-asian="normal" style:font-size-complex="20pt" style:font-style-complex="normal" style:font-weight-complex="normal"/>
    </style:style>
    <style:style style:name="P11" style:family="paragraph" style:parent-style-name="Text_20_body">
      <style:paragraph-properties fo:margin-top="0in" fo:margin-bottom="0in" style:contextual-spacing="false" fo:text-align="center" style:justify-single-word="false"/>
      <style:text-properties officeooo:paragraph-rsid="001b9a34"/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paragraph-properties fo:margin-top="0in" fo:margin-bottom="0in" style:contextual-spacing="false"/>
    </style:style>
    <style:style style:name="P14" style:family="paragraph" style:parent-style-name="Text_20_body" style:list-style-name="L1">
      <style:text-properties officeooo:rsid="001830f8" officeooo:paragraph-rsid="001830f8"/>
    </style:style>
    <style:style style:name="P15" style:family="paragraph" style:parent-style-name="Text_20_body">
      <style:text-properties fo:color="#000000" loext:opacity="100%" style:font-name="Liberation Mono" fo:font-size="12pt" fo:font-style="normal" style:text-underline-style="none" fo:font-weight="normal" officeooo:rsid="001b9a34" officeooo:paragraph-rsid="001b9a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loext:opacity="100%" fo:font-style="normal" style:text-underline-style="none" fo:background-color="#81d41a" loext:char-shading-value="0" style:font-style-asian="normal" style:font-style-complex="normal"/>
    </style:style>
    <style:style style:name="T2" style:family="text">
      <style:text-properties fo:color="#000000" loext:opacity="100%" style:font-name="Liberation Mono" fo:font-style="normal" style:text-underline-style="none" fo:font-weight="bold" fo:background-color="#81d41a" loext:char-shading-value="0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background-color="#81d41a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officeooo:rsid="001b9a34" style:font-size-asian="20pt" style:font-weight-asian="bold" style:font-size-complex="20pt" style:font-weight-complex="bold"/>
    </style:style>
    <style:style style:name="T7" style:family="text">
      <style:text-properties fo:font-size="20pt" fo:font-weight="bold" style:font-size-asian="17.5pt" style:font-weight-asian="bold" style:font-size-complex="20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Source_20_Text"><text:span text:style-name="T6">Entities</text:span></text:span></text:p>
      <text:list text:style-name="L1">
        <text:list-item>
          <text:p text:style-name="P13"><text:span text:style-name="Strong_20_Emphasis"><text:span text:style-name="Source_20_Text">Achievment</text:span></text:span>: Stores achievements for games, with images and descriptions, linked to <text:span text:style-name="Source_20_Text">Game</text:span>.</text:p>
        </text:list-item>
        <text:list-item>
          <text:p text:style-name="P13"><text:span text:style-name="Strong_20_Emphasis"><text:span text:style-name="Source_20_Text">Character</text:span></text:span>: Contains character details (e.g., full name).</text:p>
        </text:list-item>
        <text:list-item>
          <text:p text:style-name="P13"><text:span text:style-name="Strong_20_Emphasis"><text:span text:style-name="Source_20_Text">CharacterRole</text:span></text:span>: Junction table between <text:span text:style-name="Source_20_Text">Game</text:span> and <text:span text:style-name="Source_20_Text">Character</text:span>, defining roles using the role-level enum.</text:p>
        </text:list-item>
        <text:list-item>
          <text:p text:style-name="P13"><text:span text:style-name="Strong_20_Emphasis"><text:span text:style-name="Source_20_Text">CompanyManager</text:span></text:span>: Stores manager details for game studios, including email and position.</text:p>
        </text:list-item>
        <text:list-item>
          <text:p text:style-name="P13"><text:span text:style-name="Strong_20_Emphasis"><text:span text:style-name="Source_20_Text">Game</text:span></text:span>: Central entity representing a game, with attributes like title, price, and studio reference.</text:p>
        </text:list-item>
        <text:list-item>
          <text:p text:style-name="P13"><text:span text:style-name="Strong_20_Emphasis"><text:span text:style-name="Source_20_Text">GameAward</text:span></text:span>: Stores awards received by games, with unique award names and years.</text:p>
        </text:list-item>
        <text:list-item>
          <text:p text:style-name="P13"><text:span text:style-name="Strong_20_Emphasis"><text:span text:style-name="Source_20_Text">Genre</text:span></text:span>: Represents game genres.</text:p>
        </text:list-item>
        <text:list-item>
          <text:p text:style-name="P13"><text:span text:style-name="Strong_20_Emphasis"><text:span text:style-name="Source_20_Text">Guide</text:span></text:span>: User-created guides for games, with images, creation timestamps, and updates.</text:p>
        </text:list-item>
        <text:list-item>
          <text:p text:style-name="P13"><text:span text:style-name="Strong_20_Emphasis"><text:span text:style-name="Source_20_Text">Inventory</text:span></text:span>: Tracks items owned by users in the game, linking users to items.</text:p>
        </text:list-item>
        <text:list-item>
          <text:p text:style-name="P13"><text:span text:style-name="Strong_20_Emphasis"><text:span text:style-name="Source_20_Text">Item</text:span></text:span>: Represents in-game items with attributes like title, description, price, and tradability.</text:p>
        </text:list-item>
        <text:list-item>
          <text:p text:style-name="P13"><text:span text:style-name="Strong_20_Emphasis"><text:span text:style-name="Source_20_Text">Language</text:span></text:span>: Stores available languages for localization.</text:p>
        </text:list-item>
        <text:list-item>
          <text:p text:style-name="P13"><text:span text:style-name="Strong_20_Emphasis"><text:span text:style-name="Source_20_Text">Library</text:span></text:span>: Tracks user game ownership, including purchase date and playtime.</text:p>
        </text:list-item>
        <text:list-item>
          <text:p text:style-name="P13"><text:span text:style-name="Strong_20_Emphasis"><text:span text:style-name="Source_20_Text">Localization</text:span></text:span>: Defines game language support (audio, interface, subtitles).</text:p>
        </text:list-item>
        <text:list-item>
          <text:p text:style-name="P13"><text:span text:style-name="Strong_20_Emphasis"><text:span text:style-name="Source_20_Text">Review</text:span></text:span>: Stores user reviews for games, including rating and timestamps.</text:p>
        </text:list-item>
        <text:list-item>
          <text:p text:style-name="P13"><text:span text:style-name="Strong_20_Emphasis"><text:span text:style-name="Source_20_Text">Studio</text:span></text:span>: Represents game studios with information like name, location, and founding year.</text:p>
        </text:list-item>
        <text:list-item>
          <text:p text:style-name="P13"><text:span text:style-name="Strong_20_Emphasis"><text:span text:style-name="Source_20_Text">SupportRequest</text:span></text:span>: Logs user support requests, linked to a company manager.</text:p>
        </text:list-item>
        <text:list-item>
          <text:p text:style-name="P13"><text:span text:style-name="Strong_20_Emphasis"><text:span text:style-name="Source_20_Text">User</text:span></text:span>: Represents users of the platform, including username, birth date, and email.</text:p>
        </text:list-item>
        <text:list-item>
          <text:p text:style-name="P13"><text:span text:style-name="Strong_20_Emphasis"><text:span text:style-name="Source_20_Text"><text:span text:style-name="T4">User_Achievment</text:span></text:span></text:span><text:span text:style-name="T4">: Junction table linking users to achievements.</text:span></text:p>
        </text:list-item>
        <text:list-item>
          <text:p text:style-name="P13"><text:span text:style-name="Strong_20_Emphasis"><text:span text:style-name="Source_20_Text"><text:span text:style-name="T4">User_Guide</text:span></text:span></text:span><text:span text:style-name="T4">: Junction table linking users to guides.</text:span></text:p>
        </text:list-item>
        <text:list-item>
          <text:p text:style-name="P13"><text:span text:style-name="Strong_20_Emphasis"><text:span text:style-name="Source_20_Text">User_Review</text:span></text:span>: Junction table linking users to reviews with a view mode (enum).</text:p>
        </text:list-item>
        <text:list-item>
          <text:p text:style-name="P12"><text:span text:style-name="Strong_20_Emphasis"><text:span text:style-name="Source_20_Text"><text:span text:style-name="T1">User_User</text:span></text:span></text:span><text:span text:style-name="T1">: Represents user friendships on the platform.</text:span></text:p>
        </text:list-item>
        <text:list-item>
          <text:p text:style-name="P14"><text:span text:style-name="T2">Genre_Game</text:span><text:span text:style-name="T1">: Junction table linking games to genres.</text:span></text:p>
        </text:list-item>
      </text:list>
      <text:p text:style-name="P6">Total Entities: 18</text:p>
      <text:p text:style-name="P7">DBMS: MariaDB</text:p>
      <text:p text:style-name="P15">https://dbdiagram.io/d/GameServiceDB-66dc0ef0eef7e08f0efa18ba</text:p>
      <text:p text:style-name="P8"/>
      <text:p text:style-name="P8"/>
      <text:p text:style-name="P8"/>
      <text:p text:style-name="P8"/>
      <text:p text:style-name="P8"/>
      <text:p text:style-name="P8"><text:soft-page-break/>Functions</text:p>
      <text:p text:style-name="P3"><text:span text:style-name="T5">get_inventory_price(_user_id)</text:span> </text:p>
      <text:p text:style-name="P5">get_played_hours(_user_id, _game_id)</text:p>
      <text:p text:style-name="P9"/>
      <text:p text:style-name="P9">Procedures</text:p>
      <text:p text:style-name="P3"><text:span text:style-name="T5">make_purchase(_user_id, _game_id)</text:span> </text:p>
      <text:p text:style-name="P3"><text:tab/>//adds game to user library</text:p>
      <text:p text:style-name="P3"><text:tab/>//if game was refunded new record is not created</text:p>
      <text:p text:style-name="P5">make_refund(_user_id, _game_id)</text:p>
      <text:p text:style-name="P3"><text:tab/>//soft delete game from user library</text:p>
      <text:p text:style-name="P3"><text:tab/>//this way we still store spent hours in game</text:p>
      <text:p text:style-name="P5">soft_delete_user(_user_id)</text:p>
      <text:p text:style-name="P3"><text:tab/>//soft delete user</text:p>
      <text:p text:style-name="P3"><text:tab/>//created view table to easily identify deleted profiles</text:p>
      <text:p text:style-name="P5">recover_user(_user_id)</text:p>
      <text:p text:style-name="P3"><text:tab/>//recovering user</text:p>
      <text:p text:style-name="P9">View Tables</text:p>
      <text:p text:style-name="P5">GameCharacterView</text:p>
      <text:p text:style-name="P3"><text:tab/>//demonstrated role of character in game</text:p>
      <text:p text:style-name="P3"><text:tab/>//similar as wiki page for specific game character</text:p>
      <text:p text:style-name="P5">GameLocalizationView</text:p>
      <text:p text:style-name="P3"><text:tab/>//demonstrates game localization details</text:p>
      <text:p text:style-name="P5">UserInventoryView</text:p>
      <text:p text:style-name="P3"><text:tab/>//demonstrates item details and owner</text:p>
      <text:p text:style-name="P5">UserLibraryView</text:p>
      <text:p text:style-name="P3"><text:tab/>//demonstrates game details and owner</text:p>
      <text:p text:style-name="P3"><text:span text:style-name="T7"/></text:p>
      <text:p text:style-name="P4"><text:soft-page-break/><text:span text:style-name="T7">Triggers</text:span></text:p>
      <text:p text:style-name="P5">creation_info_*</text:p>
      <text:p text:style-name="P3"><text:tab/>//sets creator and time when record was created</text:p>
      <text:p text:style-name="P3"><text:tab/>//before insert</text:p>
      <text:p text:style-name="P5">update_info</text:p>
      <text:p text:style-name="P3"><text:tab/>//updates fields updated_at, updated_by</text:p>
      <text:p text:style-name="P3"><text:tab/>//before update</text:p>
      <text:p text:style-name="P3"/>
      <text:p text:style-name="P3">Both triggers used for 2 tables. 4 in total.</text:p>
      <text:p text:style-name="P3"/>
      <text:p text:style-name="P3"/>
      <text:p text:style-name="P10"/>
      <text:p text:style-name="P2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00:38:04.037353763</meta:creation-date>
    <dc:date>2024-09-20T11:15:39.421704775</dc:date>
    <meta:editing-duration>PT32M8S</meta:editing-duration>
    <meta:editing-cycles>6</meta:editing-cycles>
    <meta:generator>LibreOffice/24.2.6.2$Linux_X86_64 LibreOffice_project/420$Build-2</meta:generator>
    <meta:document-statistic meta:table-count="0" meta:image-count="0" meta:object-count="0" meta:page-count="3" meta:paragraph-count="59" meta:word-count="361" meta:character-count="2696" meta:non-whitespace-character-count="2398"/>
  </office:meta>
</office:document-meta>
</file>